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1200000465B738C60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/>
    <style:font-face style:name="DejaVu Sans" svg:font-family="'DejaVu Sans'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</office:font-face-decls>
  <office:automatic-styles>
    <style:style style:name="P1" style:family="paragraph" style:parent-style-name="Standard" style:master-page-name="Standard">
      <style:text-properties fo:font-size="10pt" style:font-size-asian="10pt" style:font-size-complex="10pt"/>
    </style:style>
    <style:style style:name="P2" style:family="paragraph" style:parent-style-name="Standard" style:list-style-name="WW8Num1">
      <style:text-properties fo:font-size="10pt" style:font-size-asian="10pt" style:font-size-complex="10pt"/>
    </style:style>
    <style:style style:name="P3" style:family="paragraph" style:parent-style-name="Standard">
      <style:paragraph-properties fo:margin-left="0.5in" fo:margin-right="0in" fo:text-indent="0.5in" style:auto-text-indent="false"/>
      <style:text-properties fo:font-size="10pt" fo:font-style="italic" style:font-size-asian="10pt" style:font-style-asian="italic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Opening</text:p>
      <text:list text:style-name="WW8Num1">
        <text:list-item>
          <text:p text:style-name="P2">Step R Fwd to 7 stars, double rising X block. <text:s/>Hands roll palms out. <text:s/>Turn to right circling arms like white crane, step L fwd to santi and double wrist strike with small follow step</text:p>
        </text:list-item>
        <text:list-item>
          <text:p text:style-name="P2">Circle arms in reverse of white crane, slide back to L cat and cross arm block</text:p>
        </text:list-item>
        <text:list-item>
          <text:p text:style-name="P2">Throw arms out and L kick; withdraw leg to crane and grab head- L under right over top</text:p>
        </text:list-item>
        <text:list-item>
          <text:p text:style-name="P2">unfold and wrist strike R to R, L kick to L</text:p>
        </text:list-item>
        <text:list-item>
          <text:p text:style-name="P2">step down to L kneeling L high block, R wrist strike</text:p>
        </text:list-item>
        <text:list-item>
          <text:p text:style-name="P2">drink wine rising to horse</text:p>
        </text:list-item>
        <text:list-item>
          <text:p text:style-name="P2">R inblock, then step out to R santi and R drill</text:p>
        </text:list-item>
        <text:list-item>
          <text:p text:style-name="P2">Cross step L and R inblock, L uppercut and R knee, hold.</text:p>
        </text:list-item>
        <text:list-item>
          <text:p text:style-name="P2">R cross step down, then step to L horse and L high block, R wrist strike</text:p>
        </text:list-item>
        <text:list-item>
          <text:p text:style-name="P2">drink wine rising to horse</text:p>
        </text:list-item>
        <text:list-item>
          <text:p text:style-name="P2">R inblock, then step out to R santi and R drill</text:p>
        </text:list-item>
        <text:list-item>
          <text:p text:style-name="P2">Cross step L and R inblock, L uppercut and R kick, hold.</text:p>
        </text:list-item>
        <text:list-item>
          <text:p text:style-name="P2">R cross step down, then step to L bow and L high block, R wrist strike</text:p>
        </text:list-item>
        <text:list-item>
          <text:p text:style-name="P2">shift to R kneeling and R upblock L uppercut in R bow</text:p>
        </text:list-item>
        <text:list-item>
          <text:p text:style-name="P2">Step fwd with R Drink wine from vat</text:p>
        </text:list-item>
        <text:list-item>
          <text:p text:style-name="P2">throw away to R, step R around, then L behind. <text:s/>Hands circle in wide arc L first followed by R, then slide hands across belly and strike with both wrists to R in L behind T</text:p>
        </text:list-item>
        <text:list-item>
          <text:p text:style-name="P2">rise up and double inblock, arms crossed. <text:s/>Pivot around to opposite T. <text:s/>empty cups, then flourish.</text:p>
        </text:list-item>
        <text:list-item>
          <text:p text:style-name="P2">block, bridge and R wrist strike in L behind T 3x</text:p>
        </text:list-item>
        <text:list-item>
          <text:p text:style-name="P2">Dragons legs step 2x</text:p>
        </text:list-item>
        <text:list-item>
          <text:p text:style-name="P2">Stand raised L and hold cups before you.</text:p>
        </text:list-item>
      </text:list>
      <text:p text:style-name="P3">End of short set. <text:s/>Go to Finish.</text:p>
      <text:list text:style-name="WW8Num1" text:continue-numbering="true">
        <text:list-item>
          <text:p text:style-name="P2">Step L down across, spin and throw arms out to shoulder height, ending in wuji. <text:s/>R rvs fan kick, then drop to R knee and strike ground with right wrist. <text:s/>Left hand is high for balance, or block.</text:p>
        </text:list-item>
        <text:list-item>
          <text:p text:style-name="P2">rise to horse and drink wine.</text:p>
        </text:list-item>
        <text:list-item>
          <text:p text:style-name="P2">hop fwd and drink from vat</text:p>
        </text:list-item>
        <text:list-item>
          <text:p text:style-name="P2">LRL drunken step ending with hands striking sideways in bow</text:p>
        </text:list-item>
        <text:list-item>
          <text:p text:style-name="P2">RLR drunken step ends as above</text:p>
        </text:list-item>
        <text:list-item>
          <text:p text:style-name="P2">step back to L cat and do high drink from cup with L, R blocks and ends at R hip.</text:p>
        </text:list-item>
        <text:list-item>
          <text:p text:style-name="P2">L inblock, L back hand, R fan kick, step around grab and break neck with L wrist in L cat</text:p>
        </text:list-item>
        <text:list-item>
          <text:p text:style-name="P2">Scoop with R arm and leg, stepping around to R T. <text:s/>Grab neck. <text:s/>Step L out to spotted, then R back to horse (facing original front) and L punch their head (you are still holding it). <text:s/>Step R out to spotted, then throw over L knee with L (old man steps out of cave)</text:p>
        </text:list-item>
        <text:list-item>
          <text:p text:style-name="P2">Throwing fists in fav. Rvs bow 2x side strikes, then downward hammer R in L bow (or L kneeling), ending in R T L uppercut.</text:p>
        </text:list-item>
        <text:list-item>
          <text:p text:style-name="P2">Stand up, step fwd L, R then jump slap kick R, step down R hammer, circle R hammer again as L step behind, Plum flower around. Step fwd with R and RLR downward hammer (serve wine) ends in R santi.</text:p>
        </text:list-item>
        <text:list-item>
          <text:p text:style-name="P2">circle L hup, withdraw to R cat and drink wine</text:p>
        </text:list-item>
        <text:list-item>
          <text:p text:style-name="P2">Step to R T, throw cups to rear, step across to L T, throw cups to rear. <text:s/>Step out with R, L press down, R wrist strike.</text:p>
        </text:list-item>
        <text:list-item>
          <text:p text:style-name="P2">Repeat for other side</text:p>
        </text:list-item>
        <text:list-item>
          <text:p text:style-name="P2">turn to R corner drink wine L High . then roll down to serve wine 5x. LRLRL&amp;R Kick.</text:p>
        </text:list-item>
        <text:list-item>
          <text:p text:style-name="P2">turn to other corner and repeat for other side</text:p>
        </text:list-item>
        <text:list-item>
          <text:p text:style-name="P2">Gather L, Gather R and empty cups to finis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/>
    <style:font-face style:name="DejaVu Sans" svg:font-family="'DejaVu Sans'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Sans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Nimbus Sans 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style:font-name="Tempus Sans ITC" fo:font-size="22pt" style:font-size-asian="22pt" style:font-size-complex="22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>
      <style:paragraph-properties fo:text-align="center" style:writing-mode="lr-tb"/>
      <style:text-properties fo:font-size="24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Drunken Boxing<draw:frame draw:style-name="fr1" draw:name="graphics1" text:anchor-type="char" svg:x="-0.0689in" svg:y="-0.372in" svg:width="0.7992in" svg:height="0.872in" draw:z-index="1"><draw:image xlink:href="Pictures/100000000000041200000465B738C60B.jpg" xlink:type="simple" xlink:show="embed" xlink:actuate="onLoad"/></draw:frame></text:p>
        <text:p text:style-name="P2"><draw:line text:anchor-type="char" draw:z-index="0" draw:style-name="gr1" draw:text-style-name="P3" svg:x1="0in" svg:y1="0.2098in" svg:x2="6.5in" svg:y2="0.2098in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Drunken Boxing</dc:title>
    <meta:initial-creator> Nik Ogura</meta:initial-creator>
    <meta:creation-date>2005-01-13T13:26:00</meta:creation-date>
    <dc:creator>Nik Ogura</dc:creator>
    <dc:date>2006-09-01T17:18:54</dc:date>
    <meta:printed-by>Nik Ogura</meta:printed-by>
    <meta:print-date>2006-08-17T20:35:27</meta:print-date>
    <dc:language>en-US</dc:language>
    <meta:editing-cycles>4</meta:editing-cycles>
    <meta:editing-duration>PT1H6M2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39" meta:word-count="586" meta:character-count="2811"/>
  </office:meta>
</office:document-meta>
</file>